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54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2.85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9.177cm" svg:height="0.767cm" svg:x="16.017cm" svg:y="8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404cm" svg:height="0.766cm" svg:x="36.5cm" svg:y="17.2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4.296cm" svg:height="0.766cm" svg:x="18.504cm" svg:y="13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5.096cm" svg:height="0.766cm" svg:x="23.204cm" svg:y="13.934cm">
          <text:p text:style-name="P1"><text:span text:style-name="T1">Setup Editor Autocomp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4cm" svg:height="0.767cm" svg:x="35.4cm" svg:y="13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6cm" svg:height="0.767cm" svg:x="13.5cm" svg:y="13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5.3cm" svg:height="0.767cm" svg:x="20.3cm" svg:y="17.1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9cm" svg:height="0.767cm" svg:x="9.1cm" svg:y="13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4.604cm" svg:height="0.766cm" svg:x="26.2cm" svg:y="17.1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4.5cm" svg:height="0.767cm" svg:x="31.4cm" svg:y="17.1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3.409cm" svg:height="0.767cm" svg:x="1.291cm" svg:y="13.933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.7cm" svg:height="0.766cm" svg:x="5cm" svg:y="13.9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6.1cm" svg:height="0.767cm" svg:x="28.8cm" svg:y="13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9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9" draw:text-style-name="P3" draw:layer="layout" draw:type="line" svg:x1="20.605cm" svg:y1="9.292cm" svg:x2="2.995cm" svg:y2="13.933cm" draw:start-shape="id4" draw:start-glue-point="2" draw:end-shape="id5" draw:end-glue-point="0" svg:d="M20605 9292l-17610 4641" svg:viewBox="0 0 17611 4642">
          <text:p/>
        </draw:connector>
        <draw:connector draw:style-name="gr19" draw:text-style-name="P3" draw:layer="layout" draw:type="line" svg:x1="20.496cm" svg:y1="5.392cm" svg:x2="20.605cm" svg:y2="8.525cm" draw:start-shape="id3" draw:start-glue-point="2" draw:end-shape="id4" draw:end-glue-point="0" svg:d="M20496 5392l109 3133" svg:viewBox="0 0 110 3134">
          <text:p/>
        </draw:connector>
        <draw:connector draw:style-name="gr19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9" draw:text-style-name="P3" draw:layer="layout" draw:type="line" svg:x1="20.605cm" svg:y1="9.292cm" svg:x2="6.85cm" svg:y2="13.934cm" draw:start-shape="id4" draw:start-glue-point="2" draw:end-shape="id7" draw:end-glue-point="0" svg:d="M20605 9292l-13755 4642" svg:viewBox="0 0 13756 4643">
          <text:p/>
        </draw:connector>
        <draw:connector draw:style-name="gr19" draw:text-style-name="P3" draw:layer="layout" draw:type="line" svg:x1="20.605cm" svg:y1="9.292cm" svg:x2="11.05cm" svg:y2="13.9cm" draw:start-shape="id4" draw:start-glue-point="2" draw:end-shape="id8" draw:end-glue-point="0" svg:d="M20605 9292l-9555 4608" svg:viewBox="0 0 9556 4609">
          <text:p/>
        </draw:connector>
        <draw:connector draw:style-name="gr19" draw:text-style-name="P3" draw:layer="layout" draw:type="line" svg:x1="20.605cm" svg:y1="9.292cm" svg:x2="15.8cm" svg:y2="13.9cm" draw:start-shape="id4" draw:start-glue-point="2" draw:end-shape="id9" draw:end-glue-point="0" svg:d="M20605 9292l-4805 4608" svg:viewBox="0 0 4806 4609">
          <text:p/>
        </draw:connector>
        <draw:connector draw:style-name="gr19" draw:text-style-name="P3" draw:layer="layout" draw:type="line" svg:x1="20.605cm" svg:y1="9.292cm" svg:x2="20.652cm" svg:y2="13.934cm" draw:start-shape="id4" draw:start-glue-point="2" draw:end-shape="id10" draw:end-glue-point="0" svg:d="M20605 9292l47 4642" svg:viewBox="0 0 48 4643">
          <text:p/>
        </draw:connector>
        <draw:connector draw:style-name="gr19" draw:text-style-name="P3" draw:layer="layout" draw:type="line" svg:x1="20.605cm" svg:y1="9.292cm" svg:x2="25.752cm" svg:y2="13.934cm" draw:start-shape="id4" draw:start-glue-point="2" draw:end-shape="id11" draw:end-glue-point="0" svg:d="M20605 9292l5147 4642" svg:viewBox="0 0 5148 4643">
          <text:p/>
        </draw:connector>
        <draw:connector draw:style-name="gr19" draw:text-style-name="P3" draw:layer="layout" draw:type="line" svg:x1="20.605cm" svg:y1="9.292cm" svg:x2="31.85cm" svg:y2="13.933cm" draw:start-shape="id4" draw:start-glue-point="2" draw:end-shape="id12" draw:end-glue-point="0" svg:d="M20605 9292l11245 4641" svg:viewBox="0 0 11246 4642">
          <text:p/>
        </draw:connector>
        <draw:connector draw:style-name="gr19" draw:text-style-name="P3" draw:layer="layout" draw:type="line" svg:x1="20.605cm" svg:y1="9.292cm" svg:x2="38.1cm" svg:y2="13.9cm" draw:start-shape="id4" draw:start-glue-point="2" draw:end-shape="id13" draw:end-glue-point="0" svg:d="M20605 9292l17495 4608" svg:viewBox="0 0 17496 4609">
          <text:p/>
        </draw:connector>
        <draw:connector draw:style-name="gr19" draw:text-style-name="P3" draw:layer="layout" draw:type="line" svg:x1="38.1cm" svg:y1="14.667cm" svg:x2="22.95cm" svg:y2="17.1cm" draw:start-shape="id13" draw:start-glue-point="2" draw:end-shape="id14" draw:end-glue-point="0" svg:d="M38100 14667l-15150 2433" svg:viewBox="0 0 15151 2434">
          <text:p/>
        </draw:connector>
        <draw:connector draw:style-name="gr19" draw:text-style-name="P3" draw:layer="layout" draw:type="line" svg:x1="38.1cm" svg:y1="14.667cm" svg:x2="28.502cm" svg:y2="17.134cm" draw:start-shape="id13" draw:start-glue-point="2" draw:end-shape="id15" draw:end-glue-point="0" svg:d="M38100 14667l-9598 2467" svg:viewBox="0 0 9599 2468">
          <text:p/>
        </draw:connector>
        <draw:connector draw:style-name="gr19" draw:text-style-name="P3" draw:layer="layout" draw:type="line" svg:x1="38.1cm" svg:y1="14.667cm" svg:x2="33.65cm" svg:y2="17.133cm" draw:start-shape="id13" draw:start-glue-point="2" draw:end-shape="id16" draw:end-glue-point="0" svg:d="M38100 14667l-4450 2466" svg:viewBox="0 0 4451 2467">
          <text:p/>
        </draw:connector>
        <draw:connector draw:style-name="gr19" draw:text-style-name="P3" draw:layer="layout" draw:type="line" svg:x1="38.1cm" svg:y1="14.667cm" svg:x2="38.702cm" svg:y2="17.2cm" draw:start-shape="id13" draw:start-glue-point="2" draw:end-shape="id17" draw:end-glue-point="0" svg:d="M38100 14667l602 2533" svg:viewBox="0 0 603 2534">
          <text:p/>
        </draw:connector>
        <draw:connector draw:style-name="gr19" draw:text-style-name="P3" draw:layer="layout" draw:type="line" svg:x1="31.52cm" svg:y1="5.392cm" svg:x2="31.582cm" svg:y2="6.433cm" draw:start-shape="id6" draw:start-glue-point="2" draw:end-shape="id18" draw:end-glue-point="0" svg:d="M31520 5392l62 1041" svg:viewBox="0 0 63 10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09-30T14:43:25.160000000</dc:date>
    <meta:editing-duration>PT37M30S</meta:editing-duration>
    <meta:editing-cycles>3</meta:editing-cycles>
    <meta:generator>LibreOffice/5.3.5.2$Windows_x86 LibreOffice_project/50d9bf2b0a79cdb85a3814b592608037a682059d</meta:generator>
    <meta:document-statistic meta:object-count="35"/>
  </office:meta>
</office:document-meta>
</file>